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Times New Roman" officeooo:paragraph-rsid="003526ae"/>
    </style:style>
    <style:style style:name="P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fo:color="#000000" style:font-name="Times New Roman" officeooo:paragraph-rsid="003526ae"/>
    </style:style>
    <style:style style:name="P3" style:family="paragraph" style:parent-style-name="Título_20_1_20_">
      <style:text-properties fo:color="#000000" style:font-name="Times New Roman" officeooo:paragraph-rsid="003526ae"/>
    </style:style>
    <style:style style:name="P4" style:family="paragraph" style:parent-style-name="Standard">
      <style:text-properties style:font-name="Times New Roman" fo:font-size="12pt" officeooo:paragraph-rsid="00172be1" style:font-size-asian="12pt" style:font-size-complex="12pt"/>
    </style:style>
    <style:style style:name="P5" style:family="paragraph" style:parent-style-name="Standard">
      <style:text-properties style:font-name="Times New Roman" fo:font-size="12pt" officeooo:rsid="0007bc19" officeooo:paragraph-rsid="0017d903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17d903" style:font-size-asian="12pt" style:font-size-complex="12pt"/>
    </style:style>
    <style:style style:name="P7" style:family="paragraph" style:parent-style-name="Standard">
      <style:text-properties officeooo:paragraph-rsid="00172be1"/>
    </style:style>
    <style:style style:name="P8" style:family="paragraph" style:parent-style-name="Standard">
      <style:text-properties fo:color="#000000" style:font-name="Times New Roman"/>
    </style:style>
    <style:style style:name="P9" style:family="paragraph" style:parent-style-name="Standard">
      <style:text-properties fo:color="#000000" style:font-name="Times New Roman" fo:font-size="12pt" officeooo:paragraph-rsid="003526ae" style:font-size-asian="12pt" style:font-size-complex="12pt"/>
    </style:style>
    <style:style style:name="P10" style:family="paragraph" style:parent-style-name="Standard">
      <style:text-properties fo:color="#000000" style:font-name="Times New Roman" fo:font-size="12pt" officeooo:rsid="003051bf" officeooo:paragraph-rsid="003526ae" style:font-size-asian="12pt" style:font-size-complex="12pt"/>
    </style:style>
    <style:style style:name="P11" style:family="paragraph" style:parent-style-name="Standard">
      <style:text-properties fo:color="#000000" style:font-name="Times New Roman" fo:font-size="12pt" fo:font-weight="bold" officeooo:paragraph-rsid="003526ae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Times New Roman" fo:font-size="16pt" fo:font-weight="bold" officeooo:paragraph-rsid="003526ae" style:font-size-asian="16pt" style:font-weight-asian="bold" style:font-size-complex="16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2pt" officeooo:paragraph-rsid="00172be1" style:font-size-asian="12pt" style:font-size-complex="12pt"/>
    </style:style>
    <style:style style:name="P14" style:family="paragraph" style:parent-style-name="Standard">
      <style:paragraph-properties style:writing-mode="lr-tb"/>
      <style:text-properties style:font-name="Times New Roman" fo:font-size="12pt" officeooo:paragraph-rsid="0017d903" style:font-size-asian="12pt" style:font-size-complex="12pt"/>
    </style:style>
    <style:style style:name="P15" style:family="paragraph" style:parent-style-name="Standard">
      <style:paragraph-properties style:writing-mode="lr-tb"/>
      <style:text-properties style:font-name="Times New Roman" fo:font-size="12pt" officeooo:rsid="0017e82f" officeooo:paragraph-rsid="0017d903" style:font-size-asian="12pt" style:font-size-complex="12pt"/>
    </style:style>
    <style:style style:name="P16" style:family="paragraph" style:parent-style-name="Standard">
      <style:paragraph-properties style:writing-mode="lr-tb"/>
      <style:text-properties style:font-name="Times New Roman" fo:font-size="12pt" officeooo:paragraph-rsid="00218e7d" style:font-size-asian="12pt" style:font-size-complex="12pt"/>
    </style:style>
    <style:style style:name="P17" style:family="paragraph" style:parent-style-name="Standard">
      <style:paragraph-properties style:writing-mode="lr-tb"/>
      <style:text-properties style:font-name="Times New Roman" fo:font-size="12pt" fo:font-weight="normal" officeooo:rsid="0017e82f" officeooo:paragraph-rsid="0017d90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writing-mode="lr-tb"/>
      <style:text-properties style:font-name="Times New Roman" fo:font-size="12pt" style:text-underline-style="solid" style:text-underline-type="double" style:text-underline-width="auto" style:text-underline-color="font-color" officeooo:paragraph-rsid="0017d903" style:font-size-asian="12pt" style:font-size-complex="12pt"/>
    </style:style>
    <style:style style:name="P19" style:family="paragraph" style:parent-style-name="Standard">
      <style:paragraph-properties style:writing-mode="lr-tb"/>
      <style:text-properties fo:color="#000000" style:font-name="Times New Roman" fo:font-size="16pt" officeooo:paragraph-rsid="003526ae" style:font-size-asian="16pt" style:font-size-complex="16pt"/>
    </style:style>
    <style:style style:name="P20" style:family="paragraph" style:parent-style-name="Standard">
      <style:paragraph-properties style:writing-mode="lr-tb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style:writing-mode="lr-tb"/>
      <style:text-properties fo:color="#000000" style:font-name="Times New Roman" fo:font-size="16pt" fo:font-weight="bold" officeooo:paragraph-rsid="003526ae" style:font-size-asian="16pt" style:font-weight-asian="bold" style:font-size-complex="16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.101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color="#000000" style:font-name="Times New Roman" officeooo:paragraph-rsid="003526ae"/>
    </style:style>
    <style:style style:name="T1" style:family="text">
      <style:text-properties officeooo:rsid="00172be1"/>
    </style:style>
    <style:style style:name="T2" style:family="text">
      <style:text-properties officeooo:rsid="0007bc19"/>
    </style:style>
    <style:style style:name="T3" style:family="text">
      <style:text-properties officeooo:rsid="0017d903"/>
    </style:style>
    <style:style style:name="T4" style:family="text">
      <style:text-properties officeooo:rsid="000a0fa2"/>
    </style:style>
    <style:style style:name="T5" style:family="text">
      <style:text-properties officeooo:rsid="0012caf6"/>
    </style:style>
    <style:style style:name="T6" style:family="text">
      <style:text-properties officeooo:rsid="0013d79c"/>
    </style:style>
    <style:style style:name="T7" style:family="text">
      <style:text-properties officeooo:rsid="0016019b"/>
    </style:style>
    <style:style style:name="T8" style:family="text">
      <style:text-properties officeooo:rsid="0017e82f"/>
    </style:style>
    <style:style style:name="T9" style:family="text">
      <style:text-properties officeooo:rsid="001e6005"/>
    </style:style>
    <style:style style:name="T10" style:family="text">
      <style:text-properties officeooo:rsid="00210968"/>
    </style:style>
    <style:style style:name="T11" style:family="text">
      <style:text-properties fo:font-weight="normal" officeooo:rsid="002d050b" style:font-weight-asian="normal" style:font-weight-complex="normal"/>
    </style:style>
    <style:style style:name="T12" style:family="text">
      <style:text-properties fo:font-weight="normal" officeooo:rsid="0017e82f" style:font-weight-asian="normal" style:font-weight-complex="normal"/>
    </style:style>
    <style:style style:name="T13" style:family="text">
      <style:text-properties fo:font-weight="normal" officeooo:rsid="0017d903" style:font-weight-asian="normal" style:font-weight-complex="normal"/>
    </style:style>
    <style:style style:name="T14" style:family="text">
      <style:text-properties fo:font-weight="normal" officeooo:rsid="00330856" style:font-weight-asian="normal" style:font-weight-complex="normal"/>
    </style:style>
    <style:style style:name="T15" style:family="text">
      <style:text-properties fo:font-weight="normal" officeooo:rsid="003367d6" style:font-weight-asian="normal" style:font-weight-complex="normal"/>
    </style:style>
    <style:style style:name="T16" style:family="text">
      <style:text-properties fo:font-weight="normal" officeooo:rsid="0034c3ad" style:font-weight-asian="normal" style:font-weight-complex="normal"/>
    </style:style>
    <style:style style:name="T17" style:family="text">
      <style:text-properties officeooo:rsid="0025e718"/>
    </style:style>
    <style:style style:name="T18" style:family="text">
      <style:text-properties officeooo:rsid="0027c648"/>
    </style:style>
    <style:style style:name="T19" style:family="text">
      <style:text-properties officeooo:rsid="002b3db8"/>
    </style:style>
    <style:style style:name="T20" style:family="text">
      <style:text-properties officeooo:rsid="002a205d"/>
    </style:style>
    <style:style style:name="T21" style:family="text">
      <style:text-properties officeooo:rsid="0031af32"/>
    </style:style>
    <style:style style:name="T22" style:family="text">
      <style:text-properties officeooo:rsid="0031dd32"/>
    </style:style>
    <style:style style:name="T23" style:family="text">
      <style:text-properties officeooo:rsid="0018e05c"/>
    </style:style>
    <style:style style:name="T24" style:family="text">
      <style:text-properties officeooo:rsid="001a7b0e"/>
    </style:style>
    <style:style style:name="T25" style:family="text">
      <style:text-properties officeooo:rsid="001af534"/>
    </style:style>
    <style:style style:name="T26" style:family="text">
      <style:text-properties officeooo:rsid="001d550e"/>
    </style:style>
    <style:style style:name="T27" style:family="text">
      <style:text-properties officeooo:rsid="001d781b"/>
    </style:style>
    <style:style style:name="T28" style:family="text">
      <style:text-properties officeooo:rsid="001f6c46"/>
    </style:style>
    <style:style style:name="T29" style:family="text">
      <style:text-properties officeooo:rsid="00218e7d"/>
    </style:style>
    <style:style style:name="T30" style:family="text">
      <style:text-properties officeooo:rsid="002307a8"/>
    </style:style>
    <style:style style:name="T31" style:family="text">
      <style:text-properties officeooo:rsid="0025ef60"/>
    </style:style>
    <style:style style:name="T32" style:family="text">
      <style:text-properties officeooo:rsid="0027d322"/>
    </style:style>
    <style:style style:name="T33" style:family="text">
      <style:text-properties officeooo:rsid="002982e8"/>
    </style:style>
    <style:style style:name="T34" style:family="text">
      <style:text-properties officeooo:rsid="002b1591"/>
    </style:style>
    <style:style style:name="T35" style:family="text">
      <style:text-properties officeooo:rsid="0030d8a9"/>
    </style:style>
    <style:style style:name="T36" style:family="text">
      <style:text-properties officeooo:rsid="00311759"/>
    </style:style>
    <style:style style:name="T37" style:family="text">
      <style:text-properties officeooo:rsid="00321ed4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language="pt" fo:country="PT" style:font-size-asian="12pt" style:font-size-complex="12pt"/>
    </style:style>
    <style:style style:name="T40" style:family="text">
      <style:text-properties fo:font-size="12pt" fo:language="pt" fo:country="PT" fo:font-weight="bold" style:font-size-asian="12pt" style:font-weight-asian="bold" style:font-size-complex="12pt" style:font-weight-complex="bold"/>
    </style:style>
    <style:style style:name="T41" style:family="text">
      <style:text-properties fo:font-size="12pt" fo:language="pt" fo:country="PT" fo:font-weight="normal" style:font-size-asian="12pt" style:font-weight-asian="normal" style:font-size-complex="12pt" style:font-weight-complex="normal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font-size-asian="12pt" style:font-size-complex="12pt"/>
    </style:style>
    <style:style style:name="T45" style:family="text">
      <style:text-properties style:font-name="Times New Roman" fo:font-size="12pt" style:font-size-asian="12pt" style:font-size-complex="12pt"/>
    </style:style>
    <style:style style:name="T46" style:family="text">
      <style:text-properties style:font-name="Times New Roman" fo:font-size="12pt" officeooo:rsid="00064c3c" style:font-size-asian="12pt" style:font-size-complex="12pt"/>
    </style:style>
    <style:style style:name="T47" style:family="text">
      <style:text-properties style:font-name="Times New Roman" fo:font-size="12pt" officeooo:rsid="001822e6" style:font-size-asian="12pt" style:font-size-complex="12pt"/>
    </style:style>
    <style:style style:name="T48" style:family="text">
      <style:text-properties style:font-name="Times New Roman" fo:font-size="12pt" officeooo:rsid="00172be1" style:font-size-asian="12pt" style:font-size-complex="12pt"/>
    </style:style>
    <style:style style:name="T49" style:family="text">
      <style:text-properties fo:font-variant="normal" fo:text-transform="none" fo:color="#5f6368" style:font-name="Google Sans" fo:letter-spacing="normal" fo:font-style="normal"/>
    </style:style>
    <style:style style:name="T50" style:family="text">
      <style:text-properties fo:font-variant="normal" fo:text-transform="none" fo:color="#5f6368" style:font-name="Google Sans" fo:letter-spacing="normal" fo:font-style="normal" fo:font-weight="normal"/>
    </style:style>
    <style:style style:name="T51" style:family="text">
      <style:text-properties fo:font-variant="normal" fo:text-transform="none" style:font-name="Google Sans" fo:letter-spacing="normal" fo:font-style="normal"/>
    </style:style>
    <style:style style:name="T52" style:family="text">
      <style:text-properties fo:font-variant="normal" fo:text-transform="none" fo:letter-spacing="normal" fo:font-style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font-size="16pt" style:font-size-asian="16pt" style:font-size-complex="16pt"/>
    </style:style>
    <style:style style:name="T57" style:family="text">
      <style:text-properties fo:font-size="16pt" fo:font-weight="normal" style:font-size-asian="16pt" style:font-weight-asian="normal" style:font-size-complex="16pt" style:font-weight-complex="normal"/>
    </style:style>
    <style:style style:name="T58" style:family="text">
      <style:text-properties fo:font-size="16pt" fo:language="pt" fo:country="PT" fo:font-weight="normal" style:font-size-asian="16pt" style:font-weight-asian="normal" style:font-size-complex="16pt" style:font-weight-complex="normal"/>
    </style:style>
    <style:style style:name="T59" style:family="text">
      <style:text-properties fo:font-size="16pt" fo:language="pt" fo:country="PT" fo:font-weight="bold" style:font-size-asian="16pt" style:font-weight-asian="bold" style:font-size-complex="16pt" style:font-weight-complex="bold"/>
    </style:style>
    <style:style style:name="T60" style:family="text">
      <style:text-properties fo:font-size="18pt" style:font-size-asian="18pt" style:font-size-complex="18pt"/>
    </style:style>
    <style:style style:name="T61" style:family="text">
      <style:text-properties fo:font-size="18pt" fo:font-weight="bold" style:font-size-asian="18pt" style:font-weight-asian="bold" style:font-size-complex="18pt" style:font-weight-complex="bold"/>
    </style:style>
    <style:style style:name="T62" style:family="text">
      <style:text-properties fo:font-size="15pt" style:font-size-asian="15pt" style:font-size-complex="15pt"/>
    </style:style>
    <style:style style:name="T63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text:s text:c="53"/><text:span text:style-name="T55"><text:s/>Fichamento </text:span></text:p>
      <text:h text:style-name="P2" text:outline-level="1"><text:span text:style-name="T38"><text:s text:c="42"/></text:span><text:span text:style-name="T56"><text:s text:c="3"/></text:span><text:span text:style-name="T57"><text:s text:c="3"/></text:span><text:span text:style-name="T59">Dreifuss, René Armand</text:span></text:h>
      <text:p text:style-name="P20"/>
      <text:h text:style-name="P1" text:outline-level="1"><text:line-break/> <text:s text:c="47"/></text:h>
      <text:h text:style-name="P3" text:outline-level="1"><text:s text:c="28"/><text:span text:style-name="T56"><text:s text:c="18"/></text:span></text:h>
      <text:p text:style-name="P19"><text:s text:c="8"/></text:p>
      <text:p text:style-name="P19"/>
      <text:p text:style-name="P19"/>
      <text:p text:style-name="P19"><text:s text:c="14"/><text:span text:style-name="T53">Transformações: matrizes do século XXI / René Armand</text:span></text:p>
      <text:p text:style-name="P21"><text:s text:c="15"/>Dreifuss com revisão complementos de Estrella Bohadana. -</text:p>
      <text:p text:style-name="P21"><text:span text:style-name="T52"><text:s text:c="15"/>Petrópolis, RJ: Vozes, 2004.</text:span> </text:p>
      <text:p text:style-name="P12"/>
      <text:p text:style-name="P11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luna: Bárbara Hansen de Vasconcelos</text:p>
      <text:p text:style-name="P10">Matrícula: 2210486100009</text:p>
      <text:p text:style-name="P10">Disciplina: Legislação em Informática</text:p>
      <text:p text:style-name="P10"/>
      <text:p text:style-name="P10"/>
      <text:p text:style-name="P10"><text:soft-page-break/></text:p>
      <text:p text:style-name="P7"><text:span text:style-name="T46">“(…) </text:span><text:span text:style-name="T44">passam a concentrar a produção baseada em alta tecnologia e intenso conhecimento cient</text:span><text:span text:style-name="T47">í</text:span><text:span text:style-name="T44">fico, condicionadas pelos requisitos de escala de pesquisa e desenvolvimento tecnológico e de produção.” </text:span><text:span text:style-name="T48">p.84.</text:span></text:p>
      <text:p text:style-name="P4"/>
      <text:p text:style-name="P4"><text:span text:style-name="T2">“</text:span>Foi o que aconteceu com o transistor, e também com a chip, situados no centro da criação das tecnologias de memória eletr<text:span text:style-name="T1">ô</text:span>nica, do cálculo, da cognição,</text:p>
      <text:p text:style-name="P13">do controle de operações e comunicação do conhecimento, da informação e de sua aplicação.” <text:span text:style-name="T1">p.85.</text:span></text:p>
      <text:p text:style-name="P14"/>
      <text:p text:style-name="P14"><text:span text:style-name="T4">“(…) </text:span>a excelência de uma C<text:span text:style-name="T23">E</text:span>T será determinada pela capacidade de ganhar ou de manter a supremacia de saberes especializados que um mundo centrado em tecnobergs requer, aliada à</text:p>
      <text:p text:style-name="P14">capacitação técnica de produção e serviços irradiados a partir de uma matriz cient<text:span text:style-name="T23">í</text:span>fica e de sua competência tecnológica, (…<text:span text:style-name="T3">) ” p.86.</text:span></text:p>
      <text:p text:style-name="P14"/>
      <text:p text:style-name="P14"><text:span text:style-name="T5"><text:s/>“</text:span>A parte mais importante do corpo funcional das CETs é formada por estrategistas e pesquisadores, capazes de imaginar novidades, traduzir saberes e conhecimentos científicos em destrezas tec<text:span text:style-name="T26">n</text:span>ol<text:span text:style-name="T27">ó</text:span>gicas, em capacidade de produção e, fundamentalmente, em capacidade de introdução dos seus produtos conhecimento (incluindo aqui o software) e de seus instrumentos - conhecimento (incluind<text:span text:style-name="T26">o</text:span> o hardware) na cadeia de produção de "saber – destrez<text:span text:style-name="T27">a – </text:span>produ<text:span text:style-name="T28">ção</text:span> - produto" dos outros.” <text:span text:style-name="T3">p.88.</text:span></text:p>
      <text:p text:style-name="P14"/>
      <text:p text:style-name="P16"><text:span text:style-name="T6">“(…) </text:span>as CETs reconcentram e reposicionam em termos territoriais, hierárquicos e sentido societário – capital, tecnologia, recursos humanos, capacidade instalada, potencial e infra - estrutura na luta por mercados, na concorrência feroz por preços menores, na necessidade de agir em escala, com os requerimentos de inovação e da recapacitação cient<text:span text:style-name="T29">í</text:span>fico - tecnológica, de otimização dos sistemas e da engenharia de produção, e dos mecanismos de comercialização, entre outros.” <text:span text:style-name="T3">p.89.</text:span></text:p>
      <text:p text:style-name="P5"/>
      <text:p text:style-name="P6"><text:span text:style-name="T7">“</text:span>Numa impressionante busca, acumulação e uso de conhecimen<text:span text:style-name="T25">tos</text:span> CETs determinam, na realidade, a nova din<text:span text:style-name="T25">â</text:span>mica de situa<text:span text:style-name="T25">ções</text:span> de emprego e desemprego - histórico, estrutural e cognitivo</text:p>
      <text:p text:style-name="P14">e de condições de emprego - salários reduzidos ou mantidos num n<text:span text:style-name="T24">í</text:span>vel artificial por meio de congelamento ou de reajustes inadequados” <text:span text:style-name="T3">p.90.</text:span></text:p>
      <text:p text:style-name="P14"/>
      <text:p text:style-name="P14"><text:span text:style-name="T7">“</text:span>Passam da economia nacional, internacional e multinacional da década de 70 à economia multinacional da década de 80 e aos primeiros esforços geonômicos e geonômicos de base nacional As CETs, (…<text:span text:style-name="T3">) </text:span>” <text:span text:style-name="T3">p.90.</text:span></text:p>
      <text:p text:style-name="P14"/>
      <text:p text:style-name="P14"><text:span text:style-name="T7">“(…) </text:span>as empresas multinacionais reestruturaram-se como corporações produtoras de conhecimento tang<text:span text:style-name="T31">ív</text:span>el - embutido nos produtos, nas patentes, nos procedimentos escritos e no como dos livros, manuais, e relatórios de pesquisa -, e intang<text:span text:style-name="T31">í</text:span>vel - expresso na cultura empresarial, na experiência e habilidade de funcionários, nas redes informais de pessoas e nas sinergias dos grupos internos.” <text:span text:style-name="T3">p.91.</text:span></text:p>
      <text:p text:style-name="P14"/>
      <text:p text:style-name="P6"><text:span text:style-name="T8">“</text:span>Este inovador sistema de produção research intensive (de intensa pesquis<text:span text:style-name="T30">a </text:span><text:s/>é potencializado por ações corporativas que superam o alcance nacional e intra - setorial, (re)concentrando e reposicionando capital, conhecimento e aplicação tecnológica, recursos humanos e infraestrutura.” <text:span text:style-name="T3">p.92.</text:span></text:p>
      <text:p text:style-name="P15"/>
      <text:p text:style-name="P15"><text:span text:style-name="T9">“</text:span>Já na década de 80, essas corporações, situadas local e nacionalmente funcionando intr<text:span text:style-name="T34">a </text:span>- s<text:span text:style-name="T32">e</text:span>torialmente, estavam posicionadas globalmente embora, em muitos casos, configurassem mega <text:span text:style-name="T33">a</text:span>glomerados muito diversificados.” <text:span text:style-name="T3">p.94.</text:span></text:p>
      <text:p text:style-name="P15"/>
      <text:p text:style-name="P15"/>
      <text:p text:style-name="P6"><text:soft-page-break/><text:span text:style-name="T10">“</text:span>Mas o sucesso de uma empresa será determinado não tanto pelo montante de gastos</text:p>
      <text:p text:style-name="P15">em P&amp;D, mas pela acumulação de conhecimento e capacidade tecnológica resultante do esforço de P&amp;D e de quanto este esforço é traduzido em conhecimento mensurável, materializado em patentes, registros ou protótipos.” <text:span text:style-name="T3">p.95.</text:span></text:p>
      <text:p text:style-name="P17"/>
      <text:p text:style-name="P17"><text:span text:style-name="T17">“</text:span>As plataformas terceirizantes de produção e comercializ<text:span text:style-name="T35">a</text:span>ção são diversificadas e, em cadeia com as anteriores, permitem uma composição global de produtos e exportação, reforçando enmeshed economies (economias entrecruzadas).” <text:span text:style-name="T3">p.98.</text:span></text:p>
      <text:p text:style-name="P17"/>
      <text:p text:style-name="P17"><text:span text:style-name="T18">“</text:span>As variações são: aquelas que desempenham esta função, mas buscam tenazmente se posicionar entre os polos tecnoprodutivos e obter alguma penetração entre os focos indutores (como a China), as que sabem seus limites, mas contam com a sua entrada no mundo dos p<text:span text:style-name="T36">o</text:span>los tecnoprodutivos (como Taiwan, Malásia, Cingapur<text:span text:style-name="T19">a</text:span> as que podem atingir una nova posição, mas não possuem um planejamento nesse sentido (como o Brasil as totalmente dependentes (como o México as limitadas (como a Pol<text:span text:style-name="T35">ô</text:span>nia<text:span text:style-name="T18">)” p.98.</text:span></text:p>
      <text:p text:style-name="P17"/>
      <text:p text:style-name="P14"><text:span text:style-name="T20">“</text:span>a China é um caso interessant<text:span text:style-name="T37">í</text:span>ssimo. Possui 9.6 milhões de km', 12 bilhão de habitantes e mais de USS 4 trilhões de Produto Interno Bruto, conforme os novos métodos de aferição adotados pelo FMI/Banco Mundial, os quais consideram a paridade pelo poder de compra.” <text:span text:style-name="T3">p.99.</text:span></text:p>
      <text:p text:style-name="P18"/>
      <text:p text:style-name="P14"><text:span text:style-name="T11">“(…</text:span><text:span text:style-name="T13">) </text:span><text:span text:style-name="T12">multinacionais dos Estados Unidos e 10% das empregadoras, com aplicações que total</text:span><text:span text:style-name="T15">iz</text:span><text:span text:style-name="T12">am USS 94 bilhões, significando a maior parte dos US$ 731 bilhões dos investimentos <text:s/>externos registrados no pais. Um exemplo desta conexão chinesa nos Estados Unidos é a Sunbase Asia Inc., (…</text:span><text:span text:style-name="T13">) </text:span><text:span text:style-name="T12">” </text:span><text:span text:style-name="T13">p.102.</text:span></text:p>
      <text:p text:style-name="P14"><text:span text:style-name="T13"/></text:p>
      <text:p text:style-name="P6"><text:span text:style-name="T21">“</text:span>A Sunbase é uma das muitas empresas vinculadas na surdina à China, lista que inclui desde gigantescos monopólios estatais administrados pelo governo de Beijing até tradings dos go<text:span text:style-name="T13">vernos provinciais, assim como novas empresas de prefeituras municipais a empreendimentos privados.” p.102.</text:span></text:p>
      <text:p text:style-name="P14"><text:span text:style-name="T13"/></text:p>
      <text:p text:style-name="P14"><text:span text:style-name="T22">“</text:span>China e Taiwan desenvolvem alianças financeiras e de produção e comércio, embora o governo de Taipé continue a rejeitar a reivindicação de soberania de Beijing sobre</text:p>
      <text:p text:style-name="P14"><text:span text:style-name="T13">a ilha e controle os investimentos no continente, (…) ” p.103.</text:span></text:p>
      <text:p text:style-name="P14"><text:span text:style-name="T13"/></text:p>
      <text:p text:style-name="P14"><text:span text:style-name="T14">“(…</text:span><text:span text:style-name="T13">) no Brasil, 45.6% das cadeias produtivas são de corporações estratégicas o capital nacional fica com 35% e o Estado, com 18,7% Nesse contexto, é interessante lembrar que a Volkswa</text:span><text:span text:style-name="T16">g</text:span><text:span text:style-name="T13">en pretendia transformar o país numa base de produção exportadora, onde concentraria 20% da sua “produção mundial”. (…) ” p.104.</text:span></text:p>
      <text:p text:style-name="P1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ítulo_20_1_20_" style:display-name="Título 1 " style:family="paragraph" style:parent-style-name="Heading_20_1">
      <style:text-properties style:font-name="Times New Roman" fo:font-family="'Times New Roman'" style:font-family-generic="roman" style:font-pitch="variable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2T16:05:37.285000000</meta:creation-date>
    <dc:date>2023-04-22T17:55:24.262000000</dc:date>
    <meta:editing-duration>PT1H29M9S</meta:editing-duration>
    <meta:editing-cycles>31</meta:editing-cycles>
    <meta:generator>Trio_Office/6.2.8.2$Windows_x86 LibreOffice_project/</meta:generator>
    <meta:document-statistic meta:table-count="0" meta:image-count="0" meta:object-count="0" meta:page-count="3" meta:paragraph-count="34" meta:word-count="860" meta:character-count="6079" meta:non-whitespace-character-count="4993"/>
  </office:meta>
</office:document-meta>
</file>